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c4b04" officeooo:paragraph-rsid="001c4b04"/>
    </style:style>
    <style:style style:name="T1"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Надписи находятся при изображеніи (горельефномъ)· какихъ-то свитыхъ, изъ коихъ одинъ слыветъ за Іакова (jacent.), другой за Аѳанасія. Послѣдній скорѣе можетъ быть Апостоломъ Павломъ (раvl.). Но первый очевидно есть Ангелъ. Крыло различается весьма ясно. Изображенія не большія (въ пол-аршина выгіины), работы довольно чистой. Мраморъ отличается необыкновенною бѣлизною и свидѣтельствуетъ тѣмъ о времени не очень отдаленномъ отъ насъ. Для меня это пока единственные въ Аѳинахъ несомнѣнные слѣды произведенія Латинскихъ рукъ. Желательно бы дознаться, какое цѣлое составляли они собою, и къ чему принадлежало само цѣлое? Но видимому это былъ иконостасъ. <text:span text:style-name="T1">Гдѣ-жъ</text:span> онъ находился? Конечно въ Акрополѣ, но не въ <text:span text:style-name="T1">Парѳенонѣ</text:span>. Вообще же любопытно дослѣдиться, имѣли ли "Франки" свои Латинскія церкви въ Аѳинахъ, или молились въ Греческихъ церквахъ? Вопросъ этотъ пока еще не тронутъ. Увѣреніе же нѣкоторыхъ галломановъ, что мраморная церковь Аѳинская, называемая теперь Малою или Старою Митрополіею. выстроена Французско-Аѳинскими Герцогами, основано на самомъ зыбкомъ основаніи — вѣрѣ въ историческую связь украшающихъ ея стѣны крестовъ съ идеею и именемъ Крестоносцевъ, такъ какъ бы до Крестоносцевъ у Христіанъ не было въ употребленіи крестное знаменіе, или церковь оная кромѣ крестовъ не имѣла на себѣ никакихъ другихъ украшеній.</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1T23:24:56.607286636</meta:creation-date>
    <dc:date>2017-09-11T23:32:41.418019232</dc:date>
    <meta:editing-duration>PT8M4S</meta:editing-duration>
    <meta:editing-cycles>1</meta:editing-cycles>
    <meta:document-statistic meta:table-count="0" meta:image-count="0" meta:object-count="0" meta:page-count="1" meta:paragraph-count="1" meta:word-count="180" meta:character-count="1320" meta:non-whitespace-character-count="1140"/>
    <meta:generator>LibreOffice/5.1.6.2$Linux_X86_64 LibreOffice_project/10m0$Build-2</meta:generator>
  </office:meta>
</office:document-meta>
</file>